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font-name="arial" fo:font-size="12pt" officeooo:rsid="001548c5" officeooo:paragraph-rsid="001548c5" style:font-size-asian="12pt" style:font-size-complex="12pt"/>
    </style:style>
    <style:style style:name="P3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untitled (embrapa.br) </text:span></text:p>
      <text:p text:style-name="P3"/>
      <text:p text:style-name="P1"><text:span text:style-name="T1">O discurso em torno da urgência de se elevar o nível de gerenciamento dos estabelecimentos rurais é presente em praticamente toda discussão acerca dos gargalos do agronegócio brasileiro, independentemente da atividade, da inserção geográfica ou do público alvo. Apesar dessa ênfase, há pouca informação sobre a natureza desse problema, bem como sobre os meios disponíveis para reverter tal quadro. Diante disso, e sem a pretensão de esgotar o assunto, o presente capítulo trata de enfatizar a importância do gerenciamento para os negócios rurais, buscando deixar claro o significado de um gerenciamento efetivo, contrapondo-o com a realidade do setor rural brasileiro. Apresentam-se ainda algumas ferramentas de gestão desenvolvidas e disponibilizadas pela Embrapa Gado de Corte. Por fim, discute-se a questão gerencial no contexto das tomadas de decisão que envolvem genética e reprodução animal, com foco na pecuária de corte. </text:span></text:p>
      <text:p text:style-name="P1"/>
      <text:p text:style-name="P1">Ideia principal:</text:p>
      <text:p text:style-name="P1"><text:s text:c="4"/>• criar um sistema que facilite a gestão para pequenos e médios produtores. Afim de facilitar os movimentos monetários. </text:p>
      <text:p text:style-name="P1"><text:s text:c="4"/>• O sistema tera funções que deixe bem claro os pontos fracos e fortes do que o proprietário esta fazendo.</text:p>
      <text:p text:style-name="P1"><text:s text:c="4"/>• Suas principais funções serão: calendário de vacinação, calendário de reprodução(indicando quando o animal ira nascer), calculadora de peso para @, calcular peso ganho em um lote, diferença de ganhos(ganhos e percas em lote), estimativa de valores (quando tera peso, e venda). </text:p>
      <text:p text:style-name="P1"/>
      <text:p text:style-name="P1"/>
      <text:p text:style-name="P1"/>
      <text:p text:style-name="P2">O objetivo do sistema é facilitar o gerenciamento das propriedades e facilitar o trabalho dos proprietários. O sistema será mobile afim de facilitar o uso em qualquer momento. <text:soft-page-break/>Terá um design simples e intuitivo para garantir que todos consigam fazer uso sem muita dificuldade. </text:p>
      <text:p text:style-name="P2"/>
      <text:p text:style-name="P2">O aplicativo terá 4 principais funções:</text:p>
      <text:p text:style-name="P2"><text:tab/>Uma função de calendário, onde terá como o usuário preencher os eventos e receberá uma notificação a cada vez que o evento estiver para acontecer. Ele poderá escolher oque será o evento para receber a notificação no tempo certo, alguns dos eventos serão: vacinação do rebanho, reprodução( ele preenche quando o animal ficou prenha), pagamentos, troca de fases(cria, recria e engorda).</text:p>
      <text:p text:style-name="P2"><text:tab/>Outra função sera de conversão de peso. O usuário preenche com o peso obtido na balança em kg, escolhe se é macho, ou fêmea, e a raça, preenche o valor que esta a @ e o sistema responde com o peso em @ e o valor do animal.</text:p>
      <text:p text:style-name="P2"><text:tab/>A terceira função é calculadora de rações. Onde o usuário seleciona o tipo de ração ou proteinado que deseja fazer e a quantidade que ele pretende obter. Com isso o sistema ira calcular o quanto de cada mantimento ele precisa usar.</text:p>
      <text:p text:style-name="P2"><text:tab/>A ultima função é a de controle financeiro, onde o usuário consegue ver com maior precisão quais foram seus gastos e seus lucros, será mostrado em forma de gráfico e porcentagem, além dos valores para que fique mais claro e de fácil visualização. Poderá ser separado por lote ou mês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14:51:20.157020569</meta:creation-date>
    <dc:date>2023-12-14T18:49:06.615233649</dc:date>
    <meta:editing-duration>PT3H57M47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2" meta:paragraph-count="12" meta:word-count="473" meta:character-count="2925" meta:non-whitespace-character-count="2442"/>
  </office:meta>
</office:document-meta>
</file>